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89d" officeooo:paragraph-rsid="000db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ation map.</text:p>
      <text:p text:style-name="P1"/>
      <text:p text:style-name="P1"/>
      <text:p text:style-name="P1"/>
      <text:p text:style-name="P1">1. <text:s/>changement forme de la map ( taille…..)</text:p>
      <text:p text:style-name="P1">2. ajout d’élément de décor ( arbre, pierre, buisson…..)</text:p>
      <text:p text:style-name="P1">3. texture de la map et couleurs des élément.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15:34.314927077</meta:creation-date>
    <dc:date>2024-09-13T11:18:48.198198164</dc:date>
    <meta:editing-duration>PT3M14S</meta:editing-duration>
    <meta:editing-cycles>1</meta:editing-cycles>
    <meta:document-statistic meta:table-count="0" meta:image-count="0" meta:object-count="0" meta:page-count="1" meta:paragraph-count="4" meta:word-count="28" meta:character-count="158" meta:non-whitespace-character-count="133"/>
    <meta:generator>LibreOffice/24.2.5.2$Linux_X86_64 LibreOffice_project/420$Build-2</meta:generator>
  </office:meta>
</office:document-meta>
</file>